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15">
            <text:p>10-sept</text:p>
          </table:table-cell>
          <table:table-cell office:value-type="string" table:style-name="ce16">
            <text:p>IKIGAI</text:p>
          </table:table-cell>
          <table:table-cell office:value-type="string" table:style-name="ce17">
            <text:p>Vanessa Vieira</text:p>
          </table:table-cell>
          <table:table-cell office:value-type="string" table:style-name="ce18">
            <text:p>Ikigai-Group</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15"/>
          <table:table-cell table:style-name="ce20"/>
          <table:table-cell table:number-columns-repeated="16374"/>
        </table:table-row>
        <table:table-row table:number-rows-repeated="104846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18T10:00:56Z</dc:date>
    <meta:editing-cycles>139</meta:editing-cycles>
    <meta:editing-duration>PT63457S</meta:editing-duration>
  </office:meta>
</office:document-meta>
</file>